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984in"/>
    </style:style>
    <style:style style:name="co2" style:family="table-column">
      <style:table-column-properties fo:break-before="auto" style:column-width="3.0583in"/>
    </style:style>
    <style:style style:name="co3" style:family="table-column">
      <style:table-column-properties fo:break-before="auto" style:column-width="2.239in"/>
    </style:style>
    <style:style style:name="co4" style:family="table-column">
      <style:table-column-properties fo:break-before="auto" style:column-width="1.922in"/>
    </style:style>
    <style:style style:name="co5" style:family="table-column">
      <style:table-column-properties fo:break-before="auto" style:column-width="4.620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ro3" style:family="table-row">
      <style:table-row-properties style:row-height="1.109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>
            <text:p>Estabelecimento</text:p>
          </table:table-cell>
          <table:table-cell table:style-name="ce1" office:value-type="string">
            <text:p>Endereço</text:p>
          </table:table-cell>
          <table:table-cell table:style-name="ce1" office:value-type="string">
            <text:p>Bairro</text:p>
          </table:table-cell>
          <table:table-cell table:style-name="ce1" office:value-type="string">
            <text:p>Telefone</text:p>
          </table:table-cell>
          <table:table-cell table:style-name="ce1" office:value-type="string">
            <text:p>Tipo de Unidade</text:p>
          </table:table-cell>
        </table:table-row>
        <table:table-row table:style-name="ro2">
          <table:table-cell office:value-type="string">
            <text:p>AAFLAP ATENDIMENTO DE ODONTOLOGIA</text:p>
          </table:table-cell>
          <table:table-cell office:value-type="string">
            <text:p>AV ADHEMAR DE BARROS 186 </text:p>
          </table:table-cell>
          <table:table-cell office:value-type="string">
            <text:p>JARDIM SAO DIMAS</text:p>
          </table:table-cell>
          <table:table-cell office:value-type="string">
            <text:p>(12) 39426533</text:p>
          </table:table-cell>
          <table:table-cell office:value-type="string">
            <text:p>CLINICA ESPECIALIZADA/AMBULATORIO DE ESPECIALIDADE</text:p>
          </table:table-cell>
        </table:table-row>
        <table:table-row table:style-name="ro3">
          <table:table-cell office:value-type="string">
            <text:p>AME AMBULATORIO MED ESPECIALIDADES SAO JOSE DOS CAMPOS</text:p>
          </table:table-cell>
          <table:table-cell office:value-type="string">
            <text:p>AV ENGENHEIRO FRANCISCO LONGO 925 </text:p>
          </table:table-cell>
          <table:table-cell office:value-type="string">
            <text:p>JARDIM SAO DIMAS</text:p>
          </table:table-cell>
          <table:table-cell office:value-type="string">
            <text:p>(12) 32092102</text:p>
          </table:table-cell>
          <table:table-cell office:value-type="string">
            <text:p>CLINICA ESPECIALIZADA/AMBULATORIO DE ESPECIALIDADE</text:p>
          </table:table-cell>
        </table:table-row>
        <table:table-row table:style-name="ro2">
          <table:table-cell office:value-type="string">
            <text:p>APAE SJCAMPOS</text:p>
          </table:table-cell>
          <table:table-cell office:value-type="string">
            <text:p>AVENIDA DOUTOR NELSON DAVILA 1100 SALA 2 E 3</text:p>
          </table:table-cell>
          <table:table-cell office:value-type="string">
            <text:p>CENTRO</text:p>
          </table:table-cell>
          <table:table-cell office:value-type="string">
            <text:p>012 39233138</text:p>
          </table:table-cell>
          <table:table-cell office:value-type="string">
            <text:p>UNIDADE DE APOIO DIAGNOSE E TERAPIA (SADT ISOLADO)</text:p>
          </table:table-cell>
        </table:table-row>
        <table:table-row table:style-name="ro2">
          <table:table-cell office:value-type="string">
            <text:p>ASSOCIACAO INSTITUTO CHUI DE PSIQUIATRIA</text:p>
          </table:table-cell>
          <table:table-cell office:value-type="string">
            <text:p>PRACA CHUI 76 </text:p>
          </table:table-cell>
          <table:table-cell office:value-type="string">
            <text:p>JARDIM MARINGA</text:p>
          </table:table-cell>
          <table:table-cell office:value-type="string">
            <text:p>012 39216355</text:p>
          </table:table-cell>
          <table:table-cell office:value-type="string">
            <text:p>HOSPITAL ESPECIALIZADO</text:p>
          </table:table-cell>
        </table:table-row>
        <table:table-row table:style-name="ro2">
          <table:table-cell office:value-type="string">
            <text:p>CAPS ALCOOL E DROGAS</text:p>
          </table:table-cell>
          <table:table-cell office:value-type="string">
            <text:p>RUA TENENTE MANOEL PEDRO DE CARVALHO 26 </text:p>
          </table:table-cell>
          <table:table-cell office:value-type="string">
            <text:p>CENTRO</text:p>
          </table:table-cell>
          <table:table-cell office:value-type="string">
            <text:p>012 39135198</text:p>
          </table:table-cell>
          <table:table-cell office:value-type="string">
            <text:p>CENTRO DE ATENCAO PSICOSSOCIAL</text:p>
          </table:table-cell>
        </table:table-row>
        <table:table-row table:style-name="ro4">
          <table:table-cell office:value-type="string">
            <text:p>CAPS CENTRO NORTE</text:p>
          </table:table-cell>
          <table:table-cell office:value-type="string">
            <text:p>RUA MAJOR ANTONIO DOMINGUES 227 </text:p>
          </table:table-cell>
          <table:table-cell office:value-type="string">
            <text:p>CENTRO</text:p>
          </table:table-cell>
          <table:table-cell office:value-type="string">
            <text:p>12-39414732</text:p>
          </table:table-cell>
          <table:table-cell office:value-type="string">
            <text:p>CENTRO DE ATENCAO PSICOSSOCIAL</text:p>
          </table:table-cell>
        </table:table-row>
        <table:table-row table:style-name="ro4">
          <table:table-cell office:value-type="string">
            <text:p>CAPS I SUL</text:p>
          </table:table-cell>
          <table:table-cell office:value-type="string">
            <text:p>RUA JACINTO GALO 191 </text:p>
          </table:table-cell>
          <table:table-cell office:value-type="string">
            <text:p>BOSQUE DOS EUCALIPTO</text:p>
          </table:table-cell>
          <table:table-cell office:value-type="string">
            <text:p>012 39163072</text:p>
          </table:table-cell>
          <table:table-cell office:value-type="string">
            <text:p>CENTRO DE ATENCAO PSICOSSOCIAL</text:p>
          </table:table-cell>
        </table:table-row>
        <table:table-row table:style-name="ro2">
          <table:table-cell office:value-type="string">
            <text:p>CAPS II INFANCIA</text:p>
          </table:table-cell>
          <table:table-cell office:value-type="string">
            <text:p>RUA TENENTE MANOEL PEDRO DE CARVALHO 187 </text:p>
          </table:table-cell>
          <table:table-cell office:value-type="string">
            <text:p>JARDIM BELA VISTA</text:p>
          </table:table-cell>
          <table:table-cell office:value-type="string">
            <text:p>(12)39428231</text:p>
          </table:table-cell>
          <table:table-cell office:value-type="string">
            <text:p>CENTRO DE ATENCAO PSICOSSOCIAL</text:p>
          </table:table-cell>
        </table:table-row>
        <table:table-row table:style-name="ro4">
          <table:table-cell office:value-type="string">
            <text:p>CAS CASA DE APOIO AO SERVIDOR</text:p>
          </table:table-cell>
          <table:table-cell office:value-type="string">
            <text:p>RUA SEBASTIAO HUMEL 559 </text:p>
          </table:table-cell>
          <table:table-cell office:value-type="string">
            <text:p>CENTRO</text:p>
          </table:table-cell>
          <table:table-cell office:value-type="string">
            <text:p>(12)39135303</text:p>
          </table:table-cell>
          <table:table-cell office:value-type="string">
            <text:p>POLICLINICA</text:p>
          </table:table-cell>
        </table:table-row>
        <table:table-row table:style-name="ro4">
          <table:table-cell office:value-type="string">
            <text:p>CASA DO IDOSO</text:p>
          </table:table-cell>
          <table:table-cell office:value-type="string">
            <text:p>RUA EUCLIDES MIRAGAIA 508 </text:p>
          </table:table-cell>
          <table:table-cell office:value-type="string">
            <text:p>CENTRO</text:p>
          </table:table-cell>
          <table:table-cell office:value-type="string">
            <text:p>12 39098600</text:p>
          </table:table-cell>
          <table:table-cell office:value-type="string">
            <text:p>POLICLINICA</text:p>
          </table:table-cell>
        </table:table-row>
        <table:table-row table:style-name="ro5">
          <table:table-cell office:value-type="string">
            <text:p>CCZ CENTRO DE CONTROLE DE ZOONOSES</text:p>
          </table:table-cell>
          <table:table-cell office:value-type="string">
            <text:p>RUA GEORGE WILLIANS 581 </text:p>
          </table:table-cell>
          <table:table-cell office:value-type="string">
            <text:p>PARQUE INDUSTRIAL</text:p>
          </table:table-cell>
          <table:table-cell office:value-type="float" office:value="39310888">
            <text:p>39310888</text:p>
          </table:table-cell>
          <table:table-cell office:value-type="string">
            <text:p>UNIDADE DE VIGILANCIA EM SAUDE</text:p>
          </table:table-cell>
        </table:table-row>
        <table:table-row table:style-name="ro3">
          <table:table-cell office:value-type="string">
            <text:p>CENON CENTRO DE ONCOLOGIA RADIOTERAPICA DO VALE UNIDADE I</text:p>
          </table:table-cell>
          <table:table-cell office:value-type="string">
            <text:p>RUA ANTONIO SAES 462 </text:p>
          </table:table-cell>
          <table:table-cell office:value-type="string">
            <text:p>CENTRO</text:p>
          </table:table-cell>
          <table:table-cell office:value-type="string">
            <text:p>012 39212170</text:p>
          </table:table-cell>
          <table:table-cell office:value-type="string">
            <text:p>CLINICA ESPECIALIZADA/AMBULATORIO DE ESPECIALIDADE</text:p>
          </table:table-cell>
        </table:table-row>
        <table:table-row table:style-name="ro4">
          <table:table-cell office:value-type="string">
            <text:p>CENTRAL DE REGULACAO DE SERVICOS DE SAUDE</text:p>
          </table:table-cell>
          <table:table-cell office:value-type="string">
            <text:p>RUA GUARANI 273 </text:p>
          </table:table-cell>
          <table:table-cell office:value-type="string">
            <text:p>SANTANA</text:p>
          </table:table-cell>
          <table:table-cell office:value-type="string">
            <text:p>(12)39478056</text:p>
          </table:table-cell>
          <table:table-cell office:value-type="string">
            <text:p>CENTRAL DE REGULACAO DE SERVICOS DE SAUDE</text:p>
          </table:table-cell>
        </table:table-row>
        <table:table-row table:style-name="ro2">
          <table:table-cell office:value-type="string">
            <text:p>CENTRO DE DETENCAO PROVISORIA DE SAO JOSE DOS CAMPOS</text:p>
          </table:table-cell>
          <table:table-cell office:value-type="string">
            <text:p>ESTRADA PERNAMBUCANO S/N </text:p>
          </table:table-cell>
          <table:table-cell office:value-type="string">
            <text:p>PUTIM</text:p>
          </table:table-cell>
          <table:table-cell office:value-type="string">
            <text:p>(12) 39441074</text:p>
          </table:table-cell>
          <table:table-cell office:value-type="string">
            <text:p>POSTO DE SAUDE</text:p>
          </table:table-cell>
        </table:table-row>
        <table:table-row table:style-name="ro2">
          <table:table-cell office:value-type="string">
            <text:p>CENTRO DE REFERENCIA EM MOLESTIAS INFECCIOSAS</text:p>
          </table:table-cell>
          <table:table-cell office:value-type="string">
            <text:p>RUA AMIN ASSAD 200 </text:p>
          </table:table-cell>
          <table:table-cell office:value-type="string">
            <text:p>JARDIM SAO DIMAS</text:p>
          </table:table-cell>
          <table:table-cell office:value-type="string">
            <text:p>012 39248502</text:p>
          </table:table-cell>
          <table:table-cell office:value-type="string">
            <text:p>HOSPITAL/DIA - ISOLADO</text:p>
          </table:table-cell>
        </table:table-row>
        <table:table-row table:style-name="ro3">
          <table:table-cell office:value-type="string">
            <text:p>CENTRO DE RESSOCIALIZACAO FEMININO DE SAO JOSE DOS CAMPOS</text:p>
          </table:table-cell>
          <table:table-cell office:value-type="string">
            <text:p>TRAVESSA FRANCISCO ALMADA 81 </text:p>
          </table:table-cell>
          <table:table-cell office:value-type="string">
            <text:p>CENTRO</text:p>
          </table:table-cell>
          <table:table-cell office:value-type="string">
            <text:p>012 39428997</text:p>
          </table:table-cell>
          <table:table-cell office:value-type="string">
            <text:p>POSTO DE SAUDE</text:p>
          </table:table-cell>
        </table:table-row>
        <table:table-row table:style-name="ro2">
          <table:table-cell office:value-type="string">
            <text:p>CENTRO DE TRATAMENTO FABIANA MACEDO DE MORAIS</text:p>
          </table:table-cell>
          <table:table-cell office:value-type="string">
            <text:p>AVENIDA POSSIDONIO JOSE DE FREITAS 1200 </text:p>
          </table:table-cell>
          <table:table-cell office:value-type="string">
            <text:p>URBANOVA III</text:p>
          </table:table-cell>
          <table:table-cell office:value-type="float" office:value="39493167">
            <text:p>39493167</text:p>
          </table:table-cell>
          <table:table-cell office:value-type="string">
            <text:p>HOSPITAL ESPECIALIZADO</text:p>
          </table:table-cell>
        </table:table-row>
        <table:table-row table:style-name="ro2">
          <table:table-cell office:value-type="string">
            <text:p>CHIBA MEDICAL</text:p>
          </table:table-cell>
          <table:table-cell office:value-type="string">
            <text:p>RUA PORTO NOVO 401 </text:p>
          </table:table-cell>
          <table:table-cell office:value-type="string">
            <text:p>JARDIM SATELITE</text:p>
          </table:table-cell>
          <table:table-cell office:value-type="string">
            <text:p>012 39396251</text:p>
          </table:table-cell>
          <table:table-cell office:value-type="string">
            <text:p>UNIDADE DE APOIO DIAGNOSE E TERAPIA (SADT ISOLADO)</text:p>
          </table:table-cell>
        </table:table-row>
        <table:table-row table:style-name="ro2">
          <table:table-cell office:value-type="string">
            <text:p>CIPAX MEDICINA DIAGNOSTICA</text:p>
          </table:table-cell>
          <table:table-cell office:value-type="string">
            <text:p>AVENIDA NOVE DE JULHO 507 </text:p>
          </table:table-cell>
          <table:table-cell office:value-type="string">
            <text:p>JARDIM APOLO</text:p>
          </table:table-cell>
          <table:table-cell office:value-type="string">
            <text:p>(12)32030632</text:p>
          </table:table-cell>
          <table:table-cell office:value-type="string">
            <text:p>UNIDADE DE APOIO DIAGNOSE E TERAPIA (SADT ISOLADO)</text:p>
          </table:table-cell>
        </table:table-row>
        <table:table-row table:style-name="ro2">
          <table:table-cell office:value-type="string">
            <text:p>CLINICA CORPORAL</text:p>
          </table:table-cell>
          <table:table-cell office:value-type="string">
            <text:p>AV DOM PEDRO I 13 </text:p>
          </table:table-cell>
          <table:table-cell office:value-type="string">
            <text:p>JARDIM IMPERIAL</text:p>
          </table:table-cell>
          <table:table-cell office:value-type="string">
            <text:p>012 39031804</text:p>
          </table:table-cell>
          <table:table-cell office:value-type="string">
            <text:p>CLINICA ESPECIALIZADA/AMBULATORIO DE ESPECIALIDADE</text:p>
          </table:table-cell>
        </table:table-row>
        <table:table-row table:style-name="ro2">
          <table:table-cell office:value-type="string">
            <text:p>CLINICA DE REABILITACAO SAO GABRIEL</text:p>
          </table:table-cell>
          <table:table-cell office:value-type="string">
            <text:p>RUA DOUTOR IVAN DE SOUZA LOPES 74 </text:p>
          </table:table-cell>
          <table:table-cell office:value-type="string">
            <text:p>CENTRO</text:p>
          </table:table-cell>
          <table:table-cell office:value-type="string">
            <text:p>012 39412617</text:p>
          </table:table-cell>
          <table:table-cell office:value-type="string">
            <text:p>UNIDADE DE APOIO DIAGNOSE E TERAPIA (SADT ISOLADO)</text:p>
          </table:table-cell>
        </table:table-row>
        <table:table-row table:style-name="ro5">
          <table:table-cell office:value-type="string">
            <text:p>CLINICA DO TORAX</text:p>
          </table:table-cell>
          <table:table-cell office:value-type="string">
            <text:p>RUA CORONEL JOSE MONTEIRO 740 </text:p>
          </table:table-cell>
          <table:table-cell office:value-type="string">
            <text:p>CENTRO</text:p>
          </table:table-cell>
          <table:table-cell office:value-type="float" office:value="39412000">
            <text:p>39412000</text:p>
          </table:table-cell>
          <table:table-cell office:value-type="string">
            <text:p>POLICLINICA</text:p>
          </table:table-cell>
        </table:table-row>
        <table:table-row table:style-name="ro2">
          <table:table-cell office:value-type="string">
            <text:p>CLINICA DR MARIO SERGIO LEONE CARREGOSA</text:p>
          </table:table-cell>
          <table:table-cell office:value-type="string">
            <text:p>RUA IVAN DE SOUSA LOPES 64 SALA 01</text:p>
          </table:table-cell>
          <table:table-cell office:value-type="string">
            <text:p>CENTRO</text:p>
          </table:table-cell>
          <table:table-cell office:value-type="string">
            <text:p>(12)39225011</text:p>
          </table:table-cell>
          <table:table-cell office:value-type="string">
            <text:p>CLINICA ESPECIALIZADA/AMBULATORIO DE ESPECIALIDADE</text:p>
          </table:table-cell>
        </table:table-row>
        <table:table-row table:style-name="ro2">
          <table:table-cell office:value-type="string">
            <text:p>CLINICA SATELITE</text:p>
          </table:table-cell>
          <table:table-cell office:value-type="string">
            <text:p>AVENIDA CASSIOPEIA 148 </text:p>
          </table:table-cell>
          <table:table-cell office:value-type="string">
            <text:p>JARDIM SATELITE</text:p>
          </table:table-cell>
          <table:table-cell office:value-type="string">
            <text:p>012 39311151</text:p>
          </table:table-cell>
          <table:table-cell office:value-type="string">
            <text:p>CLINICA ESPECIALIZADA/AMBULATORIO DE ESPECIALIDADE</text:p>
          </table:table-cell>
        </table:table-row>
        <table:table-row table:style-name="ro2">
          <table:table-cell office:value-type="string">
            <text:p>COAS CTA CENTRO DE TESTAGEM E ACONSELHAMENTO</text:p>
          </table:table-cell>
          <table:table-cell office:value-type="string">
            <text:p>RUA AMIM ASSAD 200 1 ANDAR</text:p>
          </table:table-cell>
          <table:table-cell office:value-type="string">
            <text:p>JARDIM SAO DIMAS</text:p>
          </table:table-cell>
          <table:table-cell office:value-type="string">
            <text:p>(12)39229649</text:p>
          </table:table-cell>
          <table:table-cell office:value-type="string">
            <text:p>CLINICA ESPECIALIZADA/AMBULATORIO DE ESPECIALIDADE</text:p>
          </table:table-cell>
        </table:table-row>
        <table:table-row table:style-name="ro2">
          <table:table-cell office:value-type="string">
            <text:p>COIFE ODONTO</text:p>
          </table:table-cell>
          <table:table-cell office:value-type="string">
            <text:p>RUA VILACA 182 </text:p>
          </table:table-cell>
          <table:table-cell office:value-type="string">
            <text:p>CENTRO</text:p>
          </table:table-cell>
          <table:table-cell office:value-type="float" office:value="39114001">
            <text:p>39114001</text:p>
          </table:table-cell>
          <table:table-cell office:value-type="string">
            <text:p>CLINICA ESPECIALIZADA/AMBULATORIO DE ESPECIALIDADE</text:p>
          </table:table-cell>
        </table:table-row>
        <table:table-row table:style-name="ro6">
          <table:table-cell office:value-type="string">
            <text:p>CRESO CENTRO DE REF ESPECIALIZADA EM SAUDE OCUPACIONAL</text:p>
          </table:table-cell>
          <table:table-cell office:value-type="string">
            <text:p>RUA MARIA LUIZA GUIMARAES MEDEIROS 92 TERREO</text:p>
          </table:table-cell>
          <table:table-cell office:value-type="string">
            <text:p>VILA SANTA LUZIA</text:p>
          </table:table-cell>
          <table:table-cell office:value-type="string">
            <text:p>(12)39478667</text:p>
          </table:table-cell>
          <table:table-cell office:value-type="string">
            <text:p>CLINICA ESPECIALIZADA/AMBULATORIO DE ESPECIALIDADE</text:p>
          </table:table-cell>
        </table:table-row>
        <table:table-row table:style-name="ro2">
          <table:table-cell office:value-type="string">
            <text:p>CTP EM TISIOLOGIA DERMATOLOGIA SANITARIA E LESOES</text:p>
          </table:table-cell>
          <table:table-cell office:value-type="string">
            <text:p>RUA RUBIAO JUNIOR 596 </text:p>
          </table:table-cell>
          <table:table-cell office:value-type="string">
            <text:p>CENTRO</text:p>
          </table:table-cell>
          <table:table-cell office:value-type="float" office:value="39115129">
            <text:p>39115129</text:p>
          </table:table-cell>
          <table:table-cell office:value-type="string">
            <text:p>POLICLINICA</text:p>
          </table:table-cell>
        </table:table-row>
        <table:table-row table:style-name="ro2">
          <table:table-cell office:value-type="string">
            <text:p>CVV AMBULATORIO</text:p>
          </table:table-cell>
          <table:table-cell office:value-type="string">
            <text:p>RUA JOSE LEITE DA SILVA 22 </text:p>
          </table:table-cell>
          <table:table-cell office:value-type="string">
            <text:p>JARDIM BELA VISTA</text:p>
          </table:table-cell>
          <table:table-cell office:value-type="string">
            <text:p>012 39221686</text:p>
          </table:table-cell>
          <table:table-cell office:value-type="string">
            <text:p>CLINICA ESPECIALIZADA/AMBULATORIO DE ESPECIALIDADE</text:p>
          </table:table-cell>
        </table:table-row>
        <table:table-row table:style-name="ro2">
          <table:table-cell office:value-type="string">
            <text:p>CVV AMBULATORIO ADULTO</text:p>
          </table:table-cell>
          <table:table-cell office:value-type="string">
            <text:p>AVENIDA TENENTE NEVIO BARACHO 201 </text:p>
          </table:table-cell>
          <table:table-cell office:value-type="string">
            <text:p>JARDIM BELA VISTA</text:p>
          </table:table-cell>
          <table:table-cell office:value-type="string">
            <text:p>12 - 39210003</text:p>
          </table:table-cell>
          <table:table-cell office:value-type="string">
            <text:p>CLINICA ESPECIALIZADA/AMBULATORIO DE ESPECIALIDADE</text:p>
          </table:table-cell>
        </table:table-row>
        <table:table-row table:style-name="ro2">
          <table:table-cell office:value-type="string">
            <text:p>CVV AMBULATORIO INFANTO JUVENIL</text:p>
          </table:table-cell>
          <table:table-cell office:value-type="string">
            <text:p>RUA HUMAITA 496 </text:p>
          </table:table-cell>
          <table:table-cell office:value-type="string">
            <text:p>CENTRO</text:p>
          </table:table-cell>
          <table:table-cell office:value-type="string">
            <text:p>12 - 32067130</text:p>
          </table:table-cell>
          <table:table-cell office:value-type="string">
            <text:p>CLINICA ESPECIALIZADA/AMBULATORIO DE ESPECIALIDADE</text:p>
          </table:table-cell>
        </table:table-row>
        <table:table-row table:style-name="ro4">
          <table:table-cell office:value-type="string">
            <text:p>CVV FRANCISCA JULIA</text:p>
          </table:table-cell>
          <table:table-cell office:value-type="string">
            <text:p>ESTRADA DR BEZERRA DE MENEZES 700 </text:p>
          </table:table-cell>
          <table:table-cell office:value-type="string">
            <text:p>TORRAO DE OURO</text:p>
          </table:table-cell>
          <table:table-cell office:value-type="string">
            <text:p>12-39449090</text:p>
          </table:table-cell>
          <table:table-cell office:value-type="string">
            <text:p>HOSPITAL ESPECIALIZADO</text:p>
          </table:table-cell>
        </table:table-row>
        <table:table-row table:style-name="ro2">
          <table:table-cell office:value-type="string">
            <text:p>DIGEN IMAGE</text:p>
          </table:table-cell>
          <table:table-cell office:value-type="string">
            <text:p>AV ALFREDO IGNACIO N PENIDO 255 SALAS 410 E 411</text:p>
          </table:table-cell>
          <table:table-cell office:value-type="string">
            <text:p>JARDIM AQUARIUS</text:p>
          </table:table-cell>
          <table:table-cell office:value-type="string">
            <text:p>12-39413549</text:p>
          </table:table-cell>
          <table:table-cell office:value-type="string">
            <text:p>CLINICA ESPECIALIZADA/AMBULATORIO DE ESPECIALIDADE</text:p>
          </table:table-cell>
        </table:table-row>
        <table:table-row table:style-name="ro2">
          <table:table-cell office:value-type="string">
            <text:p>DIMEN VALE</text:p>
          </table:table-cell>
          <table:table-cell office:value-type="string">
            <text:p>AVENIDA DOUTOR ADHEMAR DE BARROS 1020 </text:p>
          </table:table-cell>
          <table:table-cell office:value-type="string">
            <text:p>VILA ADYANNA</text:p>
          </table:table-cell>
          <table:table-cell office:value-type="string">
            <text:p>(12) 39136222</text:p>
          </table:table-cell>
          <table:table-cell office:value-type="string">
            <text:p>UNIDADE DE APOIO DIAGNOSE E TERAPIA (SADT ISOLADO)</text:p>
          </table:table-cell>
        </table:table-row>
        <table:table-row table:style-name="ro5">
          <table:table-cell office:value-type="string">
            <text:p>DIR 21 SAO JOSE DOS CAMPOS UAC REGULACAO</text:p>
          </table:table-cell>
          <table:table-cell office:value-type="string">
            <text:p>AV OLIVO GOMES 100 </text:p>
          </table:table-cell>
          <table:table-cell office:value-type="string">
            <text:p>SANTANA</text:p>
          </table:table-cell>
          <table:table-cell office:value-type="string">
            <text:p>12 3941-7211</text:p>
          </table:table-cell>
          <table:table-cell office:value-type="string">
            <text:p>CENTRAL DE REGULACAO DE SERVICOS DE SAUDE</text:p>
          </table:table-cell>
        </table:table-row>
        <table:table-row table:style-name="ro2">
          <table:table-cell office:value-type="string">
            <text:p>FAMME UNIDADE CENTRAL DE SAUDE MARIA JOSE RODRIGUES</text:p>
          </table:table-cell>
          <table:table-cell office:value-type="string">
            <text:p>AVENIDA JOAO GUILHERMINO 317 </text:p>
          </table:table-cell>
          <table:table-cell office:value-type="string">
            <text:p>CENTRO</text:p>
          </table:table-cell>
          <table:table-cell office:value-type="string">
            <text:p>(12) 39433100</text:p>
          </table:table-cell>
          <table:table-cell office:value-type="string">
            <text:p>POLICLINICA</text:p>
          </table:table-cell>
        </table:table-row>
        <table:table-row table:style-name="ro5">
          <table:table-cell office:value-type="string">
            <text:p>FARMACIA MEDEX DRS XVII TAUBATE</text:p>
          </table:table-cell>
          <table:table-cell office:value-type="string">
            <text:p>AV ENGENHEIRO SEBASTIAO GULBERTO 545 </text:p>
          </table:table-cell>
          <table:table-cell office:value-type="string">
            <text:p>VILA MARIA</text:p>
          </table:table-cell>
          <table:table-cell office:value-type="string">
            <text:p>(12)39417211</text:p>
          </table:table-cell>
          <table:table-cell office:value-type="string">
            <text:p>FARMACIA</text:p>
          </table:table-cell>
        </table:table-row>
        <table:table-row table:style-name="ro2">
          <table:table-cell office:value-type="string">
            <text:p>FISIOCENTER</text:p>
          </table:table-cell>
          <table:table-cell office:value-type="string">
            <text:p>PRACA MONSENHOR LUIZ GONZAGA ALVES CAVALH 47 </text:p>
          </table:table-cell>
          <table:table-cell office:value-type="string">
            <text:p>SANTANA</text:p>
          </table:table-cell>
          <table:table-cell office:value-type="string">
            <text:p>012 39222871</text:p>
          </table:table-cell>
          <table:table-cell office:value-type="string">
            <text:p>CLINICA ESPECIALIZADA/AMBULATORIO DE ESPECIALIDADE</text:p>
          </table:table-cell>
        </table:table-row>
        <table:table-row table:style-name="ro2">
          <table:table-cell office:value-type="string">
            <text:p>FISIOVALE FISIOTERAPIA SS LTDA</text:p>
          </table:table-cell>
          <table:table-cell office:value-type="string">
            <text:p>RUA ITAMBE 490 </text:p>
          </table:table-cell>
          <table:table-cell office:value-type="string">
            <text:p>JARDIM SATELITE</text:p>
          </table:table-cell>
          <table:table-cell office:value-type="string">
            <text:p>(12) 39310049</text:p>
          </table:table-cell>
          <table:table-cell office:value-type="string">
            <text:p>UNIDADE DE APOIO DIAGNOSE E TERAPIA (SADT ISOLADO)</text:p>
          </table:table-cell>
        </table:table-row>
        <table:table-row table:style-name="ro7">
          <table:table-cell office:value-type="string">
            <text:p>FUNDHAS</text:p>
          </table:table-cell>
          <table:table-cell office:value-type="string">
            <text:p>RUA SANTAREM 560 </text:p>
          </table:table-cell>
          <table:table-cell office:value-type="string">
            <text:p>PARQUE INDUSTRIAL</text:p>
          </table:table-cell>
          <table:table-cell office:value-type="string">
            <text:p>012 39320556</text:p>
          </table:table-cell>
          <table:table-cell office:value-type="string">
            <text:p>POLICLINICA</text:p>
          </table:table-cell>
        </table:table-row>
        <table:table-row table:style-name="ro3">
          <table:table-cell office:value-type="string">
            <text:p>GRUPO REG DE VIGILANCIA EM SAUDE XXVII SA0 JOSE DOS CAMPOS</text:p>
          </table:table-cell>
          <table:table-cell office:value-type="string">
            <text:p>AV ENG SEBASTIAO GUALBERTO 545 </text:p>
          </table:table-cell>
          <table:table-cell office:value-type="string">
            <text:p>VILA MARIA</text:p>
          </table:table-cell>
          <table:table-cell table:style-name="ce3"/>
          <table:table-cell office:value-type="string">
            <text:p>UNIDADE DE VIGILANCIA EM SAUDE</text:p>
          </table:table-cell>
        </table:table-row>
        <table:table-row table:style-name="ro2">
          <table:table-cell office:value-type="string">
            <text:p>GUACELLI</text:p>
          </table:table-cell>
          <table:table-cell office:value-type="string">
            <text:p>RUA VILACA 689 </text:p>
          </table:table-cell>
          <table:table-cell office:value-type="string">
            <text:p>CENTRO</text:p>
          </table:table-cell>
          <table:table-cell office:value-type="string">
            <text:p>012 39220800</text:p>
          </table:table-cell>
          <table:table-cell office:value-type="string">
            <text:p>UNIDADE DE APOIO DIAGNOSE E TERAPIA (SADT ISOLADO)</text:p>
          </table:table-cell>
        </table:table-row>
        <table:table-row table:style-name="ro2">
          <table:table-cell office:value-type="string">
            <text:p>HEMOTERAPIA</text:p>
          </table:table-cell>
          <table:table-cell office:value-type="string">
            <text:p>RUA ANTONIO SAIS 425 </text:p>
          </table:table-cell>
          <table:table-cell office:value-type="string">
            <text:p>CENTRO</text:p>
          </table:table-cell>
          <table:table-cell office:value-type="string">
            <text:p>012 35193766</text:p>
          </table:table-cell>
          <table:table-cell office:value-type="string">
            <text:p>CENTRO DE ATENCAO HEMOTERAPICA E OU HEMATOLOGICA</text:p>
          </table:table-cell>
        </table:table-row>
        <table:table-row table:style-name="ro4">
          <table:table-cell office:value-type="string">
            <text:p>HOSPITAL ARGIA PROVISAO</text:p>
          </table:table-cell>
          <table:table-cell office:value-type="string">
            <text:p>RUA ANTONIO CAMPOS MELO 294 </text:p>
          </table:table-cell>
          <table:table-cell office:value-type="string">
            <text:p>BOSQUE DOS EUCALIPTO</text:p>
          </table:table-cell>
          <table:table-cell office:value-type="string">
            <text:p>012 39193200</text:p>
          </table:table-cell>
          <table:table-cell office:value-type="string">
            <text:p>HOSPITAL ESPECIALIZADO</text:p>
          </table:table-cell>
        </table:table-row>
        <table:table-row table:style-name="ro7">
          <table:table-cell office:value-type="string">
            <text:p>HOSPITAL DE CLINICAS SUL</text:p>
          </table:table-cell>
          <table:table-cell office:value-type="string">
            <text:p>PRACA NATAL 55 </text:p>
          </table:table-cell>
          <table:table-cell office:value-type="string">
            <text:p>PARQUE INDUSTRIAL</text:p>
          </table:table-cell>
          <table:table-cell office:value-type="string">
            <text:p>(12) 39315711</text:p>
          </table:table-cell>
          <table:table-cell office:value-type="string">
            <text:p>HOSPITAL GERAL</text:p>
          </table:table-cell>
        </table:table-row>
        <table:table-row table:style-name="ro5">
          <table:table-cell office:value-type="string">
            <text:p>HOSPITAL MUNICIPAL DR JOSE DE CARVALHO FLORENCE</text:p>
          </table:table-cell>
          <table:table-cell office:value-type="string">
            <text:p>RUA SAIGIRO NAKAMURA 800 </text:p>
          </table:table-cell>
          <table:table-cell office:value-type="string">
            <text:p>VILA INDUSTRIAL</text:p>
          </table:table-cell>
          <table:table-cell office:value-type="string">
            <text:p>(12)39013400</text:p>
          </table:table-cell>
          <table:table-cell office:value-type="string">
            <text:p>HOSPITAL GERAL</text:p>
          </table:table-cell>
        </table:table-row>
        <table:table-row table:style-name="ro7">
          <table:table-cell office:value-type="string">
            <text:p>HOSPITAL PIO XII</text:p>
          </table:table-cell>
          <table:table-cell office:value-type="string">
            <text:p>RUA PARAGUASSU 51 </text:p>
          </table:table-cell>
          <table:table-cell office:value-type="string">
            <text:p>SANTANA</text:p>
          </table:table-cell>
          <table:table-cell office:value-type="string">
            <text:p>012 39283304</text:p>
          </table:table-cell>
          <table:table-cell office:value-type="string">
            <text:p>HOSPITAL GERAL</text:p>
          </table:table-cell>
        </table:table-row>
        <table:table-row table:style-name="ro3">
          <table:table-cell office:value-type="string">
            <text:p>IPMMI HOSPITAL MATERNO INFANTIL ANTONINHO DA ROCHA MARMO</text:p>
          </table:table-cell>
          <table:table-cell office:value-type="string">
            <text:p>AV HEITOR VILA LOBOS 1961 </text:p>
          </table:table-cell>
          <table:table-cell office:value-type="string">
            <text:p>VILA RENATA</text:p>
          </table:table-cell>
          <table:table-cell office:value-type="string">
            <text:p>(12) 37970777</text:p>
          </table:table-cell>
          <table:table-cell office:value-type="string">
            <text:p>HOSPITAL GERAL</text:p>
          </table:table-cell>
        </table:table-row>
        <table:table-row table:style-name="ro5">
          <table:table-cell office:value-type="string">
            <text:p>JOSE FRANCISCO VILELA DOS REIS</text:p>
          </table:table-cell>
          <table:table-cell office:value-type="string">
            <text:p>AVENIDA NOVE DE JULHO 520 SALAS 24 E 25</text:p>
          </table:table-cell>
          <table:table-cell office:value-type="string">
            <text:p>VILA ADYANNA</text:p>
          </table:table-cell>
          <table:table-cell office:value-type="string">
            <text:p>012 39414188</text:p>
          </table:table-cell>
          <table:table-cell office:value-type="string">
            <text:p>CONSULTORIO ISOLADO</text:p>
          </table:table-cell>
        </table:table-row>
        <table:table-row table:style-name="ro2">
          <table:table-cell office:value-type="string">
            <text:p>LABORATORIO CENTRAL</text:p>
          </table:table-cell>
          <table:table-cell office:value-type="string">
            <text:p>AV SAO JOSE 630 </text:p>
          </table:table-cell>
          <table:table-cell office:value-type="string">
            <text:p>CENTRO</text:p>
          </table:table-cell>
          <table:table-cell office:value-type="string">
            <text:p>(12)39422485</text:p>
          </table:table-cell>
          <table:table-cell office:value-type="string">
            <text:p>UNIDADE DE APOIO DIAGNOSE E TERAPIA (SADT ISOLADO)</text:p>
          </table:table-cell>
        </table:table-row>
        <table:table-row table:style-name="ro4">
          <table:table-cell office:value-type="string">
            <text:p>LEONARDO LOPEZ VALDIVIA</text:p>
          </table:table-cell>
          <table:table-cell office:value-type="string">
            <text:p>RUA CARLOS CHAGAS 611 SALA 1</text:p>
          </table:table-cell>
          <table:table-cell office:value-type="string">
            <text:p>ESPLANADA I</text:p>
          </table:table-cell>
          <table:table-cell office:value-type="float" office:value="39411495">
            <text:p>39411495</text:p>
          </table:table-cell>
          <table:table-cell office:value-type="string">
            <text:p>CONSULTORIO ISOLADO</text:p>
          </table:table-cell>
        </table:table-row>
        <table:table-row table:style-name="ro2">
          <table:table-cell office:value-type="string">
            <text:p>LITHOVALE SAO JOSE DOS CAMPOS</text:p>
          </table:table-cell>
          <table:table-cell office:value-type="string">
            <text:p>R MARCONDES SALGADO 28 SALA 3</text:p>
          </table:table-cell>
          <table:table-cell office:value-type="string">
            <text:p>VILA ADYANA</text:p>
          </table:table-cell>
          <table:table-cell office:value-type="string">
            <text:p>(12)39232755</text:p>
          </table:table-cell>
          <table:table-cell office:value-type="string">
            <text:p>CLINICA ESPECIALIZADA/AMBULATORIO DE ESPECIALIDADE</text:p>
          </table:table-cell>
        </table:table-row>
        <table:table-row table:style-name="ro2">
          <table:table-cell office:value-type="string">
            <text:p>MS FISIOTERAPIA</text:p>
          </table:table-cell>
          <table:table-cell office:value-type="string">
            <text:p>AV PROFESSOR SEBASTIAO PAULO DE T PONTES 572 </text:p>
          </table:table-cell>
          <table:table-cell office:value-type="string">
            <text:p>VILA INDUSTRIAL</text:p>
          </table:table-cell>
          <table:table-cell office:value-type="float" office:value="39024711">
            <text:p>39024711</text:p>
          </table:table-cell>
          <table:table-cell office:value-type="string">
            <text:p>CLINICA ESPECIALIZADA/AMBULATORIO DE ESPECIALIDADE</text:p>
          </table:table-cell>
        </table:table-row>
        <table:table-row table:style-name="ro2">
          <table:table-cell office:value-type="string">
            <text:p>OFTALMOVALE</text:p>
          </table:table-cell>
          <table:table-cell office:value-type="string">
            <text:p>RUA AFONSO CESAR DE SIQUEIRA 225 </text:p>
          </table:table-cell>
          <table:table-cell office:value-type="string">
            <text:p>VILA JACI</text:p>
          </table:table-cell>
          <table:table-cell office:value-type="string">
            <text:p>012 39231000</text:p>
          </table:table-cell>
          <table:table-cell office:value-type="string">
            <text:p>UNIDADE DE APOIO DIAGNOSE E TERAPIA (SADT ISOLADO)</text:p>
          </table:table-cell>
        </table:table-row>
        <table:table-row table:style-name="ro5">
          <table:table-cell office:value-type="string">
            <text:p>OFTICOR CLINICA ESPECIALIZADA LTDA</text:p>
          </table:table-cell>
          <table:table-cell office:value-type="string">
            <text:p>R BRIGADEIRO OSVALDO NASCIMENTO LEAL 434 </text:p>
          </table:table-cell>
          <table:table-cell office:value-type="string">
            <text:p>VILA RUBI</text:p>
          </table:table-cell>
          <table:table-cell office:value-type="string">
            <text:p>(12) 39413302</text:p>
          </table:table-cell>
          <table:table-cell office:value-type="string">
            <text:p>CONSULTORIO ISOLADO</text:p>
          </table:table-cell>
        </table:table-row>
        <table:table-row table:style-name="ro4">
          <table:table-cell office:value-type="string">
            <text:p>OTOVALE</text:p>
          </table:table-cell>
          <table:table-cell office:value-type="string">
            <text:p>AVENIDA ADHEMAR DE BARROS 910 SALA 01</text:p>
          </table:table-cell>
          <table:table-cell office:value-type="string">
            <text:p>VILA ADYANNA</text:p>
          </table:table-cell>
          <table:table-cell office:value-type="string">
            <text:p>12-39238988</text:p>
          </table:table-cell>
          <table:table-cell office:value-type="string">
            <text:p>CONSULTORIO ISOLADO</text:p>
          </table:table-cell>
        </table:table-row>
        <table:table-row table:style-name="ro2">
          <table:table-cell office:value-type="string">
            <text:p>PLANI DIAGNOSTICOS MEDICOS POR IMAGEM</text:p>
          </table:table-cell>
          <table:table-cell office:value-type="string">
            <text:p>AVENIDA ANDROMEDA 227 LOJA 140</text:p>
          </table:table-cell>
          <table:table-cell office:value-type="string">
            <text:p>JARDIM SATELITE</text:p>
          </table:table-cell>
          <table:table-cell office:value-type="string">
            <text:p>12 37975411</text:p>
          </table:table-cell>
          <table:table-cell office:value-type="string">
            <text:p>UNIDADE DE APOIO DIAGNOSE E TERAPIA (SADT ISOLADO)</text:p>
          </table:table-cell>
        </table:table-row>
        <table:table-row table:style-name="ro4">
          <table:table-cell office:value-type="string">
            <text:p>PROFEMINA</text:p>
          </table:table-cell>
          <table:table-cell office:value-type="string">
            <text:p>AVENIDA SAO JOAO 410 SALAS 21 22 25</text:p>
          </table:table-cell>
          <table:table-cell office:value-type="string">
            <text:p>JD ESPLANADA</text:p>
          </table:table-cell>
          <table:table-cell office:value-type="string">
            <text:p>012 39252511</text:p>
          </table:table-cell>
          <table:table-cell office:value-type="string">
            <text:p>CONSULTORIO ISOLADO</text:p>
          </table:table-cell>
        </table:table-row>
        <table:table-row table:style-name="ro2">
          <table:table-cell office:value-type="string">
            <text:p>PROJETO CASULO CASA DA GESTANTE</text:p>
          </table:table-cell>
          <table:table-cell office:value-type="string">
            <text:p>RUA PAULO SETUBAL 68 </text:p>
          </table:table-cell>
          <table:table-cell office:value-type="string">
            <text:p>VILA IGUALDADE</text:p>
          </table:table-cell>
          <table:table-cell office:value-type="string">
            <text:p>(12) 39136040</text:p>
          </table:table-cell>
          <table:table-cell office:value-type="string">
            <text:p>CLINICA ESPECIALIZADA/AMBULATORIO DE ESPECIALIDADE</text:p>
          </table:table-cell>
        </table:table-row>
        <table:table-row table:style-name="ro2">
          <table:table-cell office:value-type="string">
            <text:p>QUAGLIA LABORATORIO</text:p>
          </table:table-cell>
          <table:table-cell office:value-type="string">
            <text:p>RUA FRANCISCO PAES 165 </text:p>
          </table:table-cell>
          <table:table-cell office:value-type="string">
            <text:p>CENTRO</text:p>
          </table:table-cell>
          <table:table-cell office:value-type="string">
            <text:p>012 21389500</text:p>
          </table:table-cell>
          <table:table-cell office:value-type="string">
            <text:p>UNIDADE DE APOIO DIAGNOSE E TERAPIA (SADT ISOLADO)</text:p>
          </table:table-cell>
        </table:table-row>
        <table:table-row table:style-name="ro2">
          <table:table-cell office:value-type="string">
            <text:p>SANTA CASA DE MISERICORDIA DE SAO JOSE DOS CAMPOS</text:p>
          </table:table-cell>
          <table:table-cell office:value-type="string">
            <text:p>RUA DOLZANI RICARDO 620 </text:p>
          </table:table-cell>
          <table:table-cell office:value-type="string">
            <text:p>CENTRO</text:p>
          </table:table-cell>
          <table:table-cell office:value-type="string">
            <text:p>(12)3876-1999</text:p>
          </table:table-cell>
          <table:table-cell office:value-type="string">
            <text:p>HOSPITAL GERAL</text:p>
          </table:table-cell>
        </table:table-row>
        <table:table-row table:style-name="ro2">
          <table:table-cell office:value-type="string">
            <text:p>SECRETARIA MUNICIPAL DE SAUDE DE SAO JOSE DOS CAMPOS</text:p>
          </table:table-cell>
          <table:table-cell office:value-type="string">
            <text:p>RUA JOSE DE ALENCAR 123 5 ANDAR</text:p>
          </table:table-cell>
          <table:table-cell office:value-type="string">
            <text:p>VILA SANTA LUZIA</text:p>
          </table:table-cell>
          <table:table-cell office:value-type="string">
            <text:p>(12) 39478148</text:p>
          </table:table-cell>
          <table:table-cell office:value-type="string">
            <text:p>SECRETARIA DE SAUDE</text:p>
          </table:table-cell>
        </table:table-row>
        <table:table-row table:style-name="ro2">
          <table:table-cell office:value-type="string">
            <text:p>SOUZA GAVAZZI</text:p>
          </table:table-cell>
          <table:table-cell office:value-type="string">
            <text:p>AV FRANCISCO JOSE LONGO 149 SALAS 51 53</text:p>
          </table:table-cell>
          <table:table-cell office:value-type="string">
            <text:p>JD SAO DIMAS</text:p>
          </table:table-cell>
          <table:table-cell office:value-type="string">
            <text:p>(12) 39425768</text:p>
          </table:table-cell>
          <table:table-cell office:value-type="string">
            <text:p>UNIDADE DE APOIO DIAGNOSE E TERAPIA (SADT ISOLADO)</text:p>
          </table:table-cell>
        </table:table-row>
        <table:table-row table:style-name="ro2">
          <table:table-cell office:value-type="string">
            <text:p>THEIA SOLIVA</text:p>
          </table:table-cell>
          <table:table-cell office:value-type="string">
            <text:p>RUA TEOPOMPO DE VASCONCELOS 270 SALA 01</text:p>
          </table:table-cell>
          <table:table-cell office:value-type="string">
            <text:p>VILA ADYANNA</text:p>
          </table:table-cell>
          <table:table-cell office:value-type="string">
            <text:p>012 39433083</text:p>
          </table:table-cell>
          <table:table-cell office:value-type="string">
            <text:p>CONSULTORIO ISOLADO</text:p>
          </table:table-cell>
        </table:table-row>
        <table:table-row table:style-name="ro2">
          <table:table-cell office:value-type="string">
            <text:p>TOMOVALE</text:p>
          </table:table-cell>
          <table:table-cell office:value-type="string">
            <text:p>RUA TEOPOMPO DE VASCONCELOS 41 </text:p>
          </table:table-cell>
          <table:table-cell office:value-type="string">
            <text:p>VILA ADYANNA</text:p>
          </table:table-cell>
          <table:table-cell office:value-type="string">
            <text:p>39136663/64</text:p>
          </table:table-cell>
          <table:table-cell office:value-type="string">
            <text:p>UNIDADE DE APOIO DIAGNOSE E TERAPIA (SADT ISOLADO)</text:p>
          </table:table-cell>
        </table:table-row>
        <table:table-row table:style-name="ro2">
          <table:table-cell office:value-type="string">
            <text:p>UAISM LESTE</text:p>
          </table:table-cell>
          <table:table-cell office:value-type="string">
            <text:p>PRACA FRANCISCO ESCOBAR 150 </text:p>
          </table:table-cell>
          <table:table-cell office:value-type="string">
            <text:p>MONTE CASTELO</text:p>
          </table:table-cell>
          <table:table-cell office:value-type="string">
            <text:p>012 39224495</text:p>
          </table:table-cell>
          <table:table-cell office:value-type="string">
            <text:p>CLINICA ESPECIALIZADA/AMBULATORIO DE ESPECIALIDADE</text:p>
          </table:table-cell>
        </table:table-row>
        <table:table-row table:style-name="ro2">
          <table:table-cell office:value-type="string">
            <text:p>UAISM SUL</text:p>
          </table:table-cell>
          <table:table-cell office:value-type="string">
            <text:p>RUA MAR DEL PLATA 1216 </text:p>
          </table:table-cell>
          <table:table-cell office:value-type="string">
            <text:p>JARDM PARAISO</text:p>
          </table:table-cell>
          <table:table-cell office:value-type="string">
            <text:p>(12)39346151</text:p>
          </table:table-cell>
          <table:table-cell office:value-type="string">
            <text:p>CLINICA ESPECIALIZADA/AMBULATORIO DE ESPECIALIDADE</text:p>
          </table:table-cell>
        </table:table-row>
        <table:table-row table:style-name="ro4">
          <table:table-cell office:value-type="string">
            <text:p>UBS ALTO DA PONTE</text:p>
          </table:table-cell>
          <table:table-cell office:value-type="string">
            <text:p>RUA ANSELMO CARNEVALE 82 </text:p>
          </table:table-cell>
          <table:table-cell office:value-type="string">
            <text:p>VL N SRA DAS GRACAS</text:p>
          </table:table-cell>
          <table:table-cell office:value-type="string">
            <text:p>(12)39228295</text:p>
          </table:table-cell>
          <table:table-cell office:value-type="string">
            <text:p>CENTRO DE SAUDE/UNIDADE BASICA</text:p>
          </table:table-cell>
        </table:table-row>
        <table:table-row table:style-name="ro4">
          <table:table-cell office:value-type="string">
            <text:p>UBS ALTOS DE SANTANA</text:p>
          </table:table-cell>
          <table:table-cell office:value-type="string">
            <text:p>AVENIDA ALTO DO RIO DOCE 1585 </text:p>
          </table:table-cell>
          <table:table-cell office:value-type="string">
            <text:p>ALTOS DE SANTANA</text:p>
          </table:table-cell>
          <table:table-cell office:value-type="string">
            <text:p>12 - 39112167</text:p>
          </table:table-cell>
          <table:table-cell office:value-type="string">
            <text:p>CENTRO DE SAUDE/UNIDADE BASICA</text:p>
          </table:table-cell>
        </table:table-row>
        <table:table-row table:style-name="ro4">
          <table:table-cell office:value-type="string">
            <text:p>UBS BONSUCESSO</text:p>
          </table:table-cell>
          <table:table-cell office:value-type="string">
            <text:p>ESTRADA DO BONSUCESSO 13 </text:p>
          </table:table-cell>
          <table:table-cell office:value-type="string">
            <text:p>BONSUCESSO</text:p>
          </table:table-cell>
          <table:table-cell office:value-type="string">
            <text:p>012 39139000</text:p>
          </table:table-cell>
          <table:table-cell office:value-type="string">
            <text:p>CENTRO DE SAUDE/UNIDADE BASICA</text:p>
          </table:table-cell>
        </table:table-row>
        <table:table-row table:style-name="ro7">
          <table:table-cell office:value-type="string">
            <text:p>UBS BOSQUE DOS EUCALIPTOS</text:p>
          </table:table-cell>
          <table:table-cell office:value-type="string">
            <text:p>RUA PIRAJU 45 </text:p>
          </table:table-cell>
          <table:table-cell office:value-type="string">
            <text:p>BQ DOS EUCALIPTOS</text:p>
          </table:table-cell>
          <table:table-cell office:value-type="string">
            <text:p>012 39363040</text:p>
          </table:table-cell>
          <table:table-cell office:value-type="string">
            <text:p>CENTRO DE SAUDE/UNIDADE BASICA</text:p>
          </table:table-cell>
        </table:table-row>
        <table:table-row table:style-name="ro4">
          <table:table-cell office:value-type="string">
            <text:p>UBS BUQUIRINHA</text:p>
          </table:table-cell>
          <table:table-cell office:value-type="string">
            <text:p>RUA JOSE MENDONCA DA COSTA 82 </text:p>
          </table:table-cell>
          <table:table-cell office:value-type="string">
            <text:p>BUQUIRINHA</text:p>
          </table:table-cell>
          <table:table-cell office:value-type="string">
            <text:p>012 39481648</text:p>
          </table:table-cell>
          <table:table-cell office:value-type="string">
            <text:p>CENTRO DE SAUDE/UNIDADE BASICA</text:p>
          </table:table-cell>
        </table:table-row>
        <table:table-row table:style-name="ro7">
          <table:table-cell office:value-type="string">
            <text:p>UBS CAMPO DOS ALEMAES</text:p>
          </table:table-cell>
          <table:table-cell office:value-type="string">
            <text:p>RUA JOSE ISALTINO SILVA S/N </text:p>
          </table:table-cell>
          <table:table-cell office:value-type="string">
            <text:p>CAMPO DOS ALEMAES</text:p>
          </table:table-cell>
          <table:table-cell office:value-type="string">
            <text:p>012 39662357</text:p>
          </table:table-cell>
          <table:table-cell office:value-type="string">
            <text:p>CENTRO DE SAUDE/UNIDADE BASICA</text:p>
          </table:table-cell>
        </table:table-row>
        <table:table-row table:style-name="ro7">
          <table:table-cell office:value-type="string">
            <text:p>UBS CAMPOS DE SAO JOSE</text:p>
          </table:table-cell>
          <table:table-cell office:value-type="string">
            <text:p>RUA DALILA MARQUES MIGUEZ 39 </text:p>
          </table:table-cell>
          <table:table-cell office:value-type="string">
            <text:p>CAMPOS DE SAO JOSE</text:p>
          </table:table-cell>
          <table:table-cell office:value-type="string">
            <text:p>(12)39125959</text:p>
          </table:table-cell>
          <table:table-cell office:value-type="string">
            <text:p>CENTRO DE SAUDE/UNIDADE BASICA</text:p>
          </table:table-cell>
        </table:table-row>
        <table:table-row table:style-name="ro5">
          <table:table-cell office:value-type="string">
            <text:p>UBS CENTRO I</text:p>
          </table:table-cell>
          <table:table-cell office:value-type="string">
            <text:p>RUA CORONEL JOSE MONTEIRO 407 </text:p>
          </table:table-cell>
          <table:table-cell office:value-type="string">
            <text:p>CENTRO</text:p>
          </table:table-cell>
          <table:table-cell office:value-type="string">
            <text:p>012 39212445</text:p>
          </table:table-cell>
          <table:table-cell office:value-type="string">
            <text:p>CENTRO DE SAUDE/UNIDADE BASICA</text:p>
          </table:table-cell>
        </table:table-row>
        <table:table-row table:style-name="ro7">
          <table:table-cell office:value-type="string">
            <text:p>UBS CENTRO II</text:p>
          </table:table-cell>
          <table:table-cell office:value-type="string">
            <text:p>AVENIDA TIVOLI 195 </text:p>
          </table:table-cell>
          <table:table-cell office:value-type="string">
            <text:p>VILA BETANIA</text:p>
          </table:table-cell>
          <table:table-cell office:value-type="string">
            <text:p>012 39217219</text:p>
          </table:table-cell>
          <table:table-cell office:value-type="string">
            <text:p>CENTRO DE SAUDE/UNIDADE BASICA</text:p>
          </table:table-cell>
        </table:table-row>
        <table:table-row table:style-name="ro7">
          <table:table-cell office:value-type="string">
            <text:p>UBS CHACARAS REUNIDAS</text:p>
          </table:table-cell>
          <table:table-cell office:value-type="string">
            <text:p>PRACA CARIRI 104 </text:p>
          </table:table-cell>
          <table:table-cell office:value-type="string">
            <text:p>CHACARAS REUNIDAS</text:p>
          </table:table-cell>
          <table:table-cell office:value-type="string">
            <text:p>12 - 39331027</text:p>
          </table:table-cell>
          <table:table-cell office:value-type="string">
            <text:p>CENTRO DE SAUDE/UNIDADE BASICA</text:p>
          </table:table-cell>
        </table:table-row>
        <table:table-row table:style-name="ro7">
          <table:table-cell office:value-type="string">
            <text:p>UBS COLONIAL</text:p>
          </table:table-cell>
          <table:table-cell office:value-type="string">
            <text:p>RUA JOSE RIBEIRO BASTOS 185 </text:p>
          </table:table-cell>
          <table:table-cell office:value-type="string">
            <text:p>COLONIAL</text:p>
          </table:table-cell>
          <table:table-cell office:value-type="string">
            <text:p>(12) 39666252</text:p>
          </table:table-cell>
          <table:table-cell office:value-type="string">
            <text:p>CENTRO DE SAUDE/UNIDADE BASICA</text:p>
          </table:table-cell>
        </table:table-row>
        <table:table-row table:style-name="ro7">
          <table:table-cell office:value-type="string">
            <text:p>UBS DOM PEDRO I</text:p>
          </table:table-cell>
          <table:table-cell office:value-type="string">
            <text:p>RUA JOSE EUGENIO DA SILVA 501 </text:p>
          </table:table-cell>
          <table:table-cell office:value-type="string">
            <text:p>CONJ HAB DOM PEDRO I</text:p>
          </table:table-cell>
          <table:table-cell office:value-type="string">
            <text:p>(12) 39663399</text:p>
          </table:table-cell>
          <table:table-cell office:value-type="string">
            <text:p>CENTRO DE SAUDE/UNIDADE BASICA</text:p>
          </table:table-cell>
        </table:table-row>
        <table:table-row table:style-name="ro7">
          <table:table-cell office:value-type="string">
            <text:p>UBS EUGENIO DE MELO</text:p>
          </table:table-cell>
          <table:table-cell office:value-type="string">
            <text:p>RUA CHICO BUQUIRA 411 </text:p>
          </table:table-cell>
          <table:table-cell office:value-type="string">
            <text:p>EUGENIO DE MELO</text:p>
          </table:table-cell>
          <table:table-cell office:value-type="string">
            <text:p>(12)39051005</text:p>
          </table:table-cell>
          <table:table-cell office:value-type="string">
            <text:p>CENTRO DE SAUDE/UNIDADE BASICA</text:p>
          </table:table-cell>
        </table:table-row>
        <table:table-row table:style-name="ro7">
          <table:table-cell office:value-type="string">
            <text:p>UBS JARDIM AMERICANO</text:p>
          </table:table-cell>
          <table:table-cell office:value-type="string">
            <text:p>RUA JULIA CURSINO 161 </text:p>
          </table:table-cell>
          <table:table-cell office:value-type="string">
            <text:p>JARDIM AMERICANO</text:p>
          </table:table-cell>
          <table:table-cell office:value-type="string">
            <text:p>(12)39122872</text:p>
          </table:table-cell>
          <table:table-cell office:value-type="string">
            <text:p>CENTRO DE SAUDE/UNIDADE BASICA</text:p>
          </table:table-cell>
        </table:table-row>
        <table:table-row table:style-name="ro7">
          <table:table-cell office:value-type="string">
            <text:p>UBS JARDIM DA GRANJA</text:p>
          </table:table-cell>
          <table:table-cell office:value-type="string">
            <text:p>RUA URANO 85 </text:p>
          </table:table-cell>
          <table:table-cell office:value-type="string">
            <text:p>JARDIM DA GRANJA</text:p>
          </table:table-cell>
          <table:table-cell office:value-type="string">
            <text:p>012 39414400</text:p>
          </table:table-cell>
          <table:table-cell office:value-type="string">
            <text:p>CENTRO DE SAUDE/UNIDADE BASICA</text:p>
          </table:table-cell>
        </table:table-row>
        <table:table-row table:style-name="ro7">
          <table:table-cell office:value-type="string">
            <text:p>UBS JARDIM DAS INDUSTRIAS</text:p>
          </table:table-cell>
          <table:table-cell office:value-type="string">
            <text:p>RUA PIRASSUNUNGA 130 </text:p>
          </table:table-cell>
          <table:table-cell office:value-type="string">
            <text:p>JD DAS INDUSTRIAS</text:p>
          </table:table-cell>
          <table:table-cell office:value-type="string">
            <text:p>12 - 39332397</text:p>
          </table:table-cell>
          <table:table-cell office:value-type="string">
            <text:p>CENTRO DE SAUDE/UNIDADE BASICA</text:p>
          </table:table-cell>
        </table:table-row>
        <table:table-row table:style-name="ro7">
          <table:table-cell office:value-type="string">
            <text:p>UBS JARDIM JUSSARA</text:p>
          </table:table-cell>
          <table:table-cell office:value-type="string">
            <text:p>PRACA ANA BERLING MACEDO 282 </text:p>
          </table:table-cell>
          <table:table-cell office:value-type="string">
            <text:p>JD JUSSARA</text:p>
          </table:table-cell>
          <table:table-cell office:value-type="string">
            <text:p>012 39412540</text:p>
          </table:table-cell>
          <table:table-cell office:value-type="string">
            <text:p>CENTRO DE SAUDE/UNIDADE BASICA</text:p>
          </table:table-cell>
        </table:table-row>
        <table:table-row table:style-name="ro5">
          <table:table-cell office:value-type="string">
            <text:p>UBS JARDIM MORUMBI</text:p>
          </table:table-cell>
          <table:table-cell office:value-type="string">
            <text:p>AVENIDA ELISIO GALDINO SOBRINHO 08 </text:p>
          </table:table-cell>
          <table:table-cell office:value-type="string">
            <text:p>JARDIM MORUMBI</text:p>
          </table:table-cell>
          <table:table-cell office:value-type="string">
            <text:p>012 39371858</text:p>
          </table:table-cell>
          <table:table-cell office:value-type="string">
            <text:p>CENTRO DE SAUDE/UNIDADE BASICA</text:p>
          </table:table-cell>
        </table:table-row>
        <table:table-row table:style-name="ro7">
          <table:table-cell office:value-type="string">
            <text:p>UBS JARDIM NOVA DETROIT</text:p>
          </table:table-cell>
          <table:table-cell office:value-type="string">
            <text:p>RUA JOSE PEDRO 321 </text:p>
          </table:table-cell>
          <table:table-cell office:value-type="string">
            <text:p>JARDIM NOVA DETROIT</text:p>
          </table:table-cell>
          <table:table-cell office:value-type="string">
            <text:p>(12)39122421</text:p>
          </table:table-cell>
          <table:table-cell office:value-type="string">
            <text:p>CENTRO DE SAUDE/UNIDADE BASICA</text:p>
          </table:table-cell>
        </table:table-row>
        <table:table-row table:style-name="ro7">
          <table:table-cell office:value-type="string">
            <text:p>UBS JARDIM ORIENTE</text:p>
          </table:table-cell>
          <table:table-cell office:value-type="string">
            <text:p>RUA SENJU OTA 40 </text:p>
          </table:table-cell>
          <table:table-cell office:value-type="string">
            <text:p>JARDIM ORIENTE</text:p>
          </table:table-cell>
          <table:table-cell office:value-type="string">
            <text:p>012 39318336</text:p>
          </table:table-cell>
          <table:table-cell office:value-type="string">
            <text:p>CENTRO DE SAUDE/UNIDADE BASICA</text:p>
          </table:table-cell>
        </table:table-row>
        <table:table-row table:style-name="ro4">
          <table:table-cell office:value-type="string">
            <text:p>UBS JARDIM SANTA INES II</text:p>
          </table:table-cell>
          <table:table-cell office:value-type="string">
            <text:p>RUA DOS CIRURGIOES DENTISTAS 215 </text:p>
          </table:table-cell>
          <table:table-cell office:value-type="string">
            <text:p>JARDIM SANTA INES II</text:p>
          </table:table-cell>
          <table:table-cell office:value-type="string">
            <text:p>(12)39291309</text:p>
          </table:table-cell>
          <table:table-cell office:value-type="string">
            <text:p>CENTRO DE SAUDE/UNIDADE BASICA</text:p>
          </table:table-cell>
        </table:table-row>
        <table:table-row table:style-name="ro5">
          <table:table-cell office:value-type="string">
            <text:p>UBS JARDIM SAO JOSE II</text:p>
          </table:table-cell>
          <table:table-cell office:value-type="string">
            <text:p>RUA DOUTOR FREDIANO BIANCHI FILHO 220 </text:p>
          </table:table-cell>
          <table:table-cell office:value-type="string">
            <text:p>JARDIM SAO JOSE II</text:p>
          </table:table-cell>
          <table:table-cell office:value-type="string">
            <text:p>012 39126079</text:p>
          </table:table-cell>
          <table:table-cell office:value-type="string">
            <text:p>CENTRO DE SAUDE/UNIDADE BASICA</text:p>
          </table:table-cell>
        </table:table-row>
        <table:table-row table:style-name="ro7">
          <table:table-cell office:value-type="string">
            <text:p>UBS JARDIM SATELITE</text:p>
          </table:table-cell>
          <table:table-cell office:value-type="string">
            <text:p>AVENIDA ANDROMEDA 1960 </text:p>
          </table:table-cell>
          <table:table-cell office:value-type="string">
            <text:p>JARDIM SATELITE</text:p>
          </table:table-cell>
          <table:table-cell office:value-type="string">
            <text:p>012 39316530</text:p>
          </table:table-cell>
          <table:table-cell office:value-type="string">
            <text:p>CENTRO DE SAUDE/UNIDADE BASICA</text:p>
          </table:table-cell>
        </table:table-row>
        <table:table-row table:style-name="ro4">
          <table:table-cell office:value-type="string">
            <text:p>UBS JARDIM TELESPARK</text:p>
          </table:table-cell>
          <table:table-cell office:value-type="string">
            <text:p>RUA BENEDITO PEREIRA LIMA 210 </text:p>
          </table:table-cell>
          <table:table-cell office:value-type="string">
            <text:p>JARDIM TELESPARK</text:p>
          </table:table-cell>
          <table:table-cell office:value-type="string">
            <text:p>012 39214213</text:p>
          </table:table-cell>
          <table:table-cell office:value-type="string">
            <text:p>CENTRO DE SAUDE/UNIDADE BASICA</text:p>
          </table:table-cell>
        </table:table-row>
        <table:table-row table:style-name="ro5">
          <table:table-cell office:value-type="string">
            <text:p>UBS LIMOEIRO</text:p>
          </table:table-cell>
          <table:table-cell office:value-type="string">
            <text:p>RUA CORIFEU DE AZEVEDO MARQUES 3350 </text:p>
          </table:table-cell>
          <table:table-cell office:value-type="string">
            <text:p>LIMOEIRO</text:p>
          </table:table-cell>
          <table:table-cell office:value-type="string">
            <text:p>(12)39314735</text:p>
          </table:table-cell>
          <table:table-cell office:value-type="string">
            <text:p>CENTRO DE SAUDE/UNIDADE BASICA</text:p>
          </table:table-cell>
        </table:table-row>
        <table:table-row table:style-name="ro7">
          <table:table-cell office:value-type="string">
            <text:p>UBS NOVO HORIZONTE</text:p>
          </table:table-cell>
          <table:table-cell office:value-type="string">
            <text:p>RUA DOS VIDRACEIROS 159 </text:p>
          </table:table-cell>
          <table:table-cell office:value-type="string">
            <text:p>PQ NOVO HORIZONTE</text:p>
          </table:table-cell>
          <table:table-cell office:value-type="string">
            <text:p>(12)39071036</text:p>
          </table:table-cell>
          <table:table-cell office:value-type="string">
            <text:p>CENTRO DE SAUDE/UNIDADE BASICA</text:p>
          </table:table-cell>
        </table:table-row>
        <table:table-row table:style-name="ro5">
          <table:table-cell office:value-type="string">
            <text:p>UBS PARAISO DO SOL</text:p>
          </table:table-cell>
          <table:table-cell office:value-type="string">
            <text:p>RUA DR JOAO GOMES BATISTA NETO 172 </text:p>
          </table:table-cell>
          <table:table-cell office:value-type="string">
            <text:p>PARAISO DO SOL</text:p>
          </table:table-cell>
          <table:table-cell office:value-type="string">
            <text:p>012 39071472</text:p>
          </table:table-cell>
          <table:table-cell office:value-type="string">
            <text:p>CENTRO DE SAUDE/UNIDADE BASICA</text:p>
          </table:table-cell>
        </table:table-row>
        <table:table-row table:style-name="ro7">
          <table:table-cell office:value-type="string">
            <text:p>UBS PARQUE INDUSTRIAL</text:p>
          </table:table-cell>
          <table:table-cell office:value-type="string">
            <text:p>RUA GOIANIA 495 </text:p>
          </table:table-cell>
          <table:table-cell office:value-type="string">
            <text:p>PARQUE INDUSTRIAL</text:p>
          </table:table-cell>
          <table:table-cell office:value-type="string">
            <text:p>(12)39321300</text:p>
          </table:table-cell>
          <table:table-cell office:value-type="string">
            <text:p>CENTRO DE SAUDE/UNIDADE BASICA</text:p>
          </table:table-cell>
        </table:table-row>
        <table:table-row table:style-name="ro7">
          <table:table-cell office:value-type="string">
            <text:p>UBS PARQUE INTERLAGOS</text:p>
          </table:table-cell>
          <table:table-cell office:value-type="string">
            <text:p>AV NICANOR REIS 578 </text:p>
          </table:table-cell>
          <table:table-cell office:value-type="string">
            <text:p>PARQUE INTERLAGOS</text:p>
          </table:table-cell>
          <table:table-cell office:value-type="string">
            <text:p>12 - 39447378</text:p>
          </table:table-cell>
          <table:table-cell office:value-type="string">
            <text:p>CENTRO DE SAUDE/UNIDADE BASICA</text:p>
          </table:table-cell>
        </table:table-row>
        <table:table-row table:style-name="ro4">
          <table:table-cell office:value-type="string">
            <text:p>UBS PUTIM</text:p>
          </table:table-cell>
          <table:table-cell office:value-type="string">
            <text:p>RUA ROBERTO APARECIDO CRUZ 100 </text:p>
          </table:table-cell>
          <table:table-cell office:value-type="string">
            <text:p>SANTO ONOFRE</text:p>
          </table:table-cell>
          <table:table-cell office:value-type="string">
            <text:p>(12)39441091</text:p>
          </table:table-cell>
          <table:table-cell office:value-type="string">
            <text:p>CENTRO DE SAUDE/UNIDADE BASICA</text:p>
          </table:table-cell>
        </table:table-row>
        <table:table-row table:style-name="ro7">
          <table:table-cell office:value-type="string">
            <text:p>UBS RESIDENCIAL UNIAO</text:p>
          </table:table-cell>
          <table:table-cell office:value-type="string">
            <text:p>RUA MARCELO MANSO 55 </text:p>
          </table:table-cell>
          <table:table-cell office:value-type="string">
            <text:p>RESIDENCIAL UNIAO</text:p>
          </table:table-cell>
          <table:table-cell office:value-type="string">
            <text:p>012 39661896</text:p>
          </table:table-cell>
          <table:table-cell office:value-type="string">
            <text:p>CENTRO DE SAUDE/UNIDADE BASICA</text:p>
          </table:table-cell>
        </table:table-row>
        <table:table-row table:style-name="ro4">
          <table:table-cell office:value-type="string">
            <text:p>UBS SANTANA</text:p>
          </table:table-cell>
          <table:table-cell office:value-type="string">
            <text:p>AVENIDA RUI BARBOSA 2455 </text:p>
          </table:table-cell>
          <table:table-cell office:value-type="string">
            <text:p>SANTANA</text:p>
          </table:table-cell>
          <table:table-cell office:value-type="string">
            <text:p>012 39224035</text:p>
          </table:table-cell>
          <table:table-cell office:value-type="string">
            <text:p>CENTRO DE SAUDE/UNIDADE BASICA</text:p>
          </table:table-cell>
        </table:table-row>
        <table:table-row table:style-name="ro7">
          <table:table-cell office:value-type="string">
            <text:p>UBS SAO JUDAS TADEU</text:p>
          </table:table-cell>
          <table:table-cell office:value-type="string">
            <text:p>AVENIDA SAO NICOLAU 10 </text:p>
          </table:table-cell>
          <table:table-cell office:value-type="string">
            <text:p>SAO JUDAS TADEU</text:p>
          </table:table-cell>
          <table:table-cell office:value-type="string">
            <text:p>(12) 39442404</text:p>
          </table:table-cell>
          <table:table-cell office:value-type="string">
            <text:p>CENTRO DE SAUDE/UNIDADE BASICA</text:p>
          </table:table-cell>
        </table:table-row>
        <table:table-row table:style-name="ro4">
          <table:table-cell office:value-type="string">
            <text:p>UBS VILA INDUSTRIAL E TATETUBA</text:p>
          </table:table-cell>
          <table:table-cell office:value-type="string">
            <text:p>RUA DOS PERIQUITOS 464 </text:p>
          </table:table-cell>
          <table:table-cell office:value-type="string">
            <text:p>VILA TATETUBA</text:p>
          </table:table-cell>
          <table:table-cell office:value-type="string">
            <text:p>012 39296183</text:p>
          </table:table-cell>
          <table:table-cell office:value-type="string">
            <text:p>CENTRO DE SAUDE/UNIDADE BASICA</text:p>
          </table:table-cell>
        </table:table-row>
        <table:table-row table:style-name="ro7">
          <table:table-cell office:value-type="string">
            <text:p>UBS VILA MARIA</text:p>
          </table:table-cell>
          <table:table-cell office:value-type="string">
            <text:p>RUA SAO PEDRO 55 </text:p>
          </table:table-cell>
          <table:table-cell office:value-type="string">
            <text:p>VILA MARIA</text:p>
          </table:table-cell>
          <table:table-cell office:value-type="string">
            <text:p>012 39216209</text:p>
          </table:table-cell>
          <table:table-cell office:value-type="string">
            <text:p>CENTRO DE SAUDE/UNIDADE BASICA</text:p>
          </table:table-cell>
        </table:table-row>
        <table:table-row table:style-name="ro7">
          <table:table-cell office:value-type="string">
            <text:p>UBS VILA NAIR</text:p>
          </table:table-cell>
          <table:table-cell office:value-type="string">
            <text:p>RUA SUECIA 50 </text:p>
          </table:table-cell>
          <table:table-cell office:value-type="string">
            <text:p>VILA LETONIA</text:p>
          </table:table-cell>
          <table:table-cell office:value-type="string">
            <text:p>012 39229828</text:p>
          </table:table-cell>
          <table:table-cell office:value-type="string">
            <text:p>CENTRO DE SAUDE/UNIDADE BASICA</text:p>
          </table:table-cell>
        </table:table-row>
        <table:table-row table:style-name="ro7">
          <table:table-cell office:value-type="string">
            <text:p>UBS VILA PAIVA</text:p>
          </table:table-cell>
          <table:table-cell office:value-type="string">
            <text:p>RUA JOAO PEDRO DA ROCHA 181 </text:p>
          </table:table-cell>
          <table:table-cell office:value-type="string">
            <text:p>VILA PAIVA</text:p>
          </table:table-cell>
          <table:table-cell office:value-type="string">
            <text:p>(12) 39213466</text:p>
          </table:table-cell>
          <table:table-cell office:value-type="string">
            <text:p>CENTRO DE SAUDE/UNIDADE BASICA</text:p>
          </table:table-cell>
        </table:table-row>
        <table:table-row table:style-name="ro4">
          <table:table-cell office:value-type="string">
            <text:p>UBS VILA TESOURO</text:p>
          </table:table-cell>
          <table:table-cell office:value-type="string">
            <text:p>PRACA ASSIS CHATEAUBRIAND 110 </text:p>
          </table:table-cell>
          <table:table-cell office:value-type="string">
            <text:p>VILA TESOURO</text:p>
          </table:table-cell>
          <table:table-cell office:value-type="string">
            <text:p>(12)39297821</text:p>
          </table:table-cell>
          <table:table-cell office:value-type="string">
            <text:p>CENTRO DE SAUDE/UNIDADE BASICA</text:p>
          </table:table-cell>
        </table:table-row>
        <table:table-row table:style-name="ro7">
          <table:table-cell office:value-type="string">
            <text:p>UBS VISTA VERDE</text:p>
          </table:table-cell>
          <table:table-cell office:value-type="string">
            <text:p>RUA BRASILIA 135 </text:p>
          </table:table-cell>
          <table:table-cell office:value-type="string">
            <text:p>VISTA VERDE</text:p>
          </table:table-cell>
          <table:table-cell office:value-type="string">
            <text:p>012 39122326</text:p>
          </table:table-cell>
          <table:table-cell office:value-type="string">
            <text:p>CENTRO DE SAUDE/UNIDADE BASICA</text:p>
          </table:table-cell>
        </table:table-row>
        <table:table-row table:style-name="ro5">
          <table:table-cell office:value-type="string">
            <text:p>UES UNIDADE DE ESPECIALIDADES DE SAUDE</text:p>
          </table:table-cell>
          <table:table-cell office:value-type="string">
            <text:p>RUA SEBASTIAO HUMEL 422 </text:p>
          </table:table-cell>
          <table:table-cell office:value-type="string">
            <text:p>CENTRO</text:p>
          </table:table-cell>
          <table:table-cell office:value-type="string">
            <text:p>39218000/8841</text:p>
          </table:table-cell>
          <table:table-cell office:value-type="string">
            <text:p>POLICLINICA</text:p>
          </table:table-cell>
        </table:table-row>
        <table:table-row table:style-name="ro2">
          <table:table-cell office:value-type="string">
            <text:p>UNEP</text:p>
          </table:table-cell>
          <table:table-cell office:value-type="string">
            <text:p>RUA SANTA CLARA 460 </text:p>
          </table:table-cell>
          <table:table-cell office:value-type="string">
            <text:p>VILA ADYANNA</text:p>
          </table:table-cell>
          <table:table-cell office:value-type="string">
            <text:p>012 32028080</text:p>
          </table:table-cell>
          <table:table-cell office:value-type="string">
            <text:p>CLINICA ESPECIALIZADA/AMBULATORIO DE ESPECIALIDADE</text:p>
          </table:table-cell>
        </table:table-row>
        <table:table-row table:style-name="ro2">
          <table:table-cell office:value-type="string">
            <text:p>UNEP IMAGENS DIAGNOSTICAS</text:p>
          </table:table-cell>
          <table:table-cell office:value-type="string">
            <text:p>RUA ANTONIO SAES 376 </text:p>
          </table:table-cell>
          <table:table-cell office:value-type="string">
            <text:p>CENTRO</text:p>
          </table:table-cell>
          <table:table-cell office:value-type="string">
            <text:p>012 21341800</text:p>
          </table:table-cell>
          <table:table-cell office:value-type="string">
            <text:p>UNIDADE DE APOIO DIAGNOSE E TERAPIA (SADT ISOLADO)</text:p>
          </table:table-cell>
        </table:table-row>
        <table:table-row table:style-name="ro5">
          <table:table-cell office:value-type="string">
            <text:p>UNIDADE DE PRONTO ATENDIMENTO SAUDE MENTAL</text:p>
          </table:table-cell>
          <table:table-cell office:value-type="string">
            <text:p>RUA PITUBA 100 </text:p>
          </table:table-cell>
          <table:table-cell office:value-type="string">
            <text:p>JARDIM SATELITE</text:p>
          </table:table-cell>
          <table:table-cell office:value-type="string">
            <text:p>012 39319437</text:p>
          </table:table-cell>
          <table:table-cell office:value-type="string">
            <text:p>PRONTO SOCORRO ESPECIALIZADO</text:p>
          </table:table-cell>
        </table:table-row>
        <table:table-row table:style-name="ro2">
          <table:table-cell office:value-type="string">
            <text:p>UNIDADE DE REABILITACAO CENTRO NORTE</text:p>
          </table:table-cell>
          <table:table-cell office:value-type="string">
            <text:p>RUA ANTONIO MORAES BARROS 92 </text:p>
          </table:table-cell>
          <table:table-cell office:value-type="string">
            <text:p>CENTRO</text:p>
          </table:table-cell>
          <table:table-cell office:value-type="string">
            <text:p>(12)39222722</text:p>
          </table:table-cell>
          <table:table-cell office:value-type="string">
            <text:p>CLINICA ESPECIALIZADA/AMBULATORIO DE ESPECIALIDADE</text:p>
          </table:table-cell>
        </table:table-row>
        <table:table-row table:style-name="ro2">
          <table:table-cell office:value-type="string">
            <text:p>UNIDADE DE REABILITACAO LESTE</text:p>
          </table:table-cell>
          <table:table-cell office:value-type="string">
            <text:p>RUA JACINTO 23 </text:p>
          </table:table-cell>
          <table:table-cell office:value-type="string">
            <text:p>JARDIM PAULISTA</text:p>
          </table:table-cell>
          <table:table-cell office:value-type="string">
            <text:p>012 39233473</text:p>
          </table:table-cell>
          <table:table-cell office:value-type="string">
            <text:p>CLINICA ESPECIALIZADA/AMBULATORIO DE ESPECIALIDADE</text:p>
          </table:table-cell>
        </table:table-row>
        <table:table-row table:style-name="ro2">
          <table:table-cell office:value-type="string">
            <text:p>UNIDADE DE REABILITACAO SUL</text:p>
          </table:table-cell>
          <table:table-cell office:value-type="string">
            <text:p>RUA LETICIA 530 </text:p>
          </table:table-cell>
          <table:table-cell office:value-type="string">
            <text:p>JD SATELITE</text:p>
          </table:table-cell>
          <table:table-cell office:value-type="string">
            <text:p>012 39342287</text:p>
          </table:table-cell>
          <table:table-cell office:value-type="string">
            <text:p>CLINICA ESPECIALIZADA/AMBULATORIO DE ESPECIALIDADE</text:p>
          </table:table-cell>
        </table:table-row>
        <table:table-row table:style-name="ro2">
          <table:table-cell office:value-type="string">
            <text:p>UNIDADE REFERENCIA AQUARELA CENTRO</text:p>
          </table:table-cell>
          <table:table-cell office:value-type="string">
            <text:p>AVENIDA MADRE TEREZA 449 2 ANDAR</text:p>
          </table:table-cell>
          <table:table-cell office:value-type="string">
            <text:p>CENTRO</text:p>
          </table:table-cell>
          <table:table-cell office:value-type="string">
            <text:p>012 39132018</text:p>
          </table:table-cell>
          <table:table-cell office:value-type="string">
            <text:p>CLINICA ESPECIALIZADA/AMBULATORIO DE ESPECIALIDADE</text:p>
          </table:table-cell>
        </table:table-row>
        <table:table-row table:style-name="ro7">
          <table:table-cell office:value-type="string">
            <text:p>UPA ALTO DA PONTE</text:p>
          </table:table-cell>
          <table:table-cell office:value-type="string">
            <text:p>RUA ALZIRO LEBRAO 70 </text:p>
          </table:table-cell>
          <table:table-cell office:value-type="string">
            <text:p>ALTO DA PONTE</text:p>
          </table:table-cell>
          <table:table-cell office:value-type="string">
            <text:p>012 39423061</text:p>
          </table:table-cell>
          <table:table-cell office:value-type="string">
            <text:p>PRONTO SOCORRO GERAL</text:p>
          </table:table-cell>
        </table:table-row>
        <table:table-row table:style-name="ro7">
          <table:table-cell office:value-type="string">
            <text:p>UPA CAMPO DOS ALEMAES</text:p>
          </table:table-cell>
          <table:table-cell office:value-type="string">
            <text:p>RUA JOAO DE OLIVEIRA E SILVA S/N </text:p>
          </table:table-cell>
          <table:table-cell office:value-type="string">
            <text:p>CAMPO DOS ALEMAES</text:p>
          </table:table-cell>
          <table:table-cell office:value-type="string">
            <text:p>(12) 39661108/39662357</text:p>
          </table:table-cell>
          <table:table-cell office:value-type="string">
            <text:p>PRONTO SOCORRO GERAL</text:p>
          </table:table-cell>
        </table:table-row>
        <table:table-row table:style-name="ro5">
          <table:table-cell office:value-type="string">
            <text:p>UPA EUGENIO DE MELO</text:p>
          </table:table-cell>
          <table:table-cell office:value-type="string">
            <text:p>RUA CORONEL EUGENIO AUGUSTO DE MELO 101 </text:p>
          </table:table-cell>
          <table:table-cell office:value-type="string">
            <text:p>EUGENIO DE MELO</text:p>
          </table:table-cell>
          <table:table-cell office:value-type="float" office:value="1239052152">
            <text:p>1239052152</text:p>
          </table:table-cell>
          <table:table-cell office:value-type="string">
            <text:p>PRONTO SOCORRO GERAL</text:p>
          </table:table-cell>
        </table:table-row>
        <table:table-row table:style-name="ro7">
          <table:table-cell office:value-type="string">
            <text:p>UPA NOVO HORIZONTE</text:p>
          </table:table-cell>
          <table:table-cell office:value-type="string">
            <text:p>AVENIDA TANCREDO NEVES 5120 </text:p>
          </table:table-cell>
          <table:table-cell office:value-type="string">
            <text:p>PQ NOVO HORIZONTE</text:p>
          </table:table-cell>
          <table:table-cell office:value-type="string">
            <text:p>12 3907-1555</text:p>
          </table:table-cell>
          <table:table-cell office:value-type="string">
            <text:p>PRONTO SOCORRO GERAL</text:p>
          </table:table-cell>
        </table:table-row>
        <table:table-row table:style-name="ro7">
          <table:table-cell office:value-type="string">
            <text:p>UPA SAO FRANCISCO XAVIER</text:p>
          </table:table-cell>
          <table:table-cell office:value-type="string">
            <text:p>ESTRADA PEDRO DAVID S/N </text:p>
          </table:table-cell>
          <table:table-cell office:value-type="string">
            <text:p>SAO FRANCISCO XAVIER</text:p>
          </table:table-cell>
          <table:table-cell office:value-type="string">
            <text:p>(12)39261226</text:p>
          </table:table-cell>
          <table:table-cell office:value-type="string">
            <text:p>UNIDADE MISTA</text:p>
          </table:table-cell>
        </table:table-row>
        <table:table-row table:style-name="ro2">
          <table:table-cell office:value-type="string">
            <text:p>URC DIAGNOSTICOS MEDICOS</text:p>
          </table:table-cell>
          <table:table-cell office:value-type="string">
            <text:p>RUA TEOPOMPO DE VASCONCELOS 245 </text:p>
          </table:table-cell>
          <table:table-cell office:value-type="string">
            <text:p>VILA ADYANA</text:p>
          </table:table-cell>
          <table:table-cell office:value-type="string">
            <text:p>012 39411287</text:p>
          </table:table-cell>
          <table:table-cell office:value-type="string">
            <text:p>UNIDADE DE APOIO DIAGNOSE E TERAPIA (SADT ISOLADO)</text:p>
          </table:table-cell>
        </table:table-row>
        <table:table-row table:style-name="ro2">
          <table:table-cell office:value-type="string">
            <text:p>UROCLIN</text:p>
          </table:table-cell>
          <table:table-cell office:value-type="string">
            <text:p>AV ANCHIETA 671 </text:p>
          </table:table-cell>
          <table:table-cell office:value-type="string">
            <text:p>JD NOVA AMERICA</text:p>
          </table:table-cell>
          <table:table-cell office:value-type="string">
            <text:p>12 39224146</text:p>
          </table:table-cell>
          <table:table-cell office:value-type="string">
            <text:p>CLINICA ESPECIALIZADA/AMBULATORIO DE ESPECIALIDADE</text:p>
          </table:table-cell>
        </table:table-row>
        <table:table-row table:style-name="ro2">
          <table:table-cell office:value-type="string">
            <text:p>VALECLIN</text:p>
          </table:table-cell>
          <table:table-cell office:value-type="string">
            <text:p>AVENIDA DOUTOR ADHEMAR DE BARROS 1188 </text:p>
          </table:table-cell>
          <table:table-cell office:value-type="string">
            <text:p>VILA ADYANNA</text:p>
          </table:table-cell>
          <table:table-cell office:value-type="string">
            <text:p>012 35193384</text:p>
          </table:table-cell>
          <table:table-cell office:value-type="string">
            <text:p>UNIDADE DE APOIO DIAGNOSE E TERAPIA (SADT ISOLADO)</text:p>
          </table:table-cell>
        </table:table-row>
        <table:table-row table:style-name="ro2">
          <table:table-cell office:value-type="string">
            <text:p>VIGILANCIA EPIDEMIOLOGICA DE SAO JOSE DOS CAMPOS</text:p>
          </table:table-cell>
          <table:table-cell office:value-type="string">
            <text:p>R MARIA LUIZA G MEDEIROS 92 SALA 11</text:p>
          </table:table-cell>
          <table:table-cell office:value-type="string">
            <text:p>VL SANTA LUZIA</text:p>
          </table:table-cell>
          <table:table-cell office:value-type="string">
            <text:p>12 39478691</text:p>
          </table:table-cell>
          <table:table-cell office:value-type="string">
            <text:p>UNIDADE DE VIGILANCIA EM SAUDE</text:p>
          </table:table-cell>
        </table:table-row>
        <table:table-row table:style-name="ro2">
          <table:table-cell office:value-type="string">
            <text:p>VIGILANCIA SANITARIA MUNICIPAL DE SAO JOSE DOS CAMPOS</text:p>
          </table:table-cell>
          <table:table-cell office:value-type="string">
            <text:p>RUA MARIA LUIZA G MEDEIROS 92 SALAS 14 15 16 E 17</text:p>
          </table:table-cell>
          <table:table-cell office:value-type="string">
            <text:p>VILA SANTA LUZIA</text:p>
          </table:table-cell>
          <table:table-cell office:value-type="string">
            <text:p>(12)39134898</text:p>
          </table:table-cell>
          <table:table-cell office:value-type="string">
            <text:p>UNIDADE DE VIGILANCIA EM SAUDE</text:p>
          </table:table-cell>
        </table:table-row>
      </table:table>
      <table:table table:name="Sheet2" table:style-name="ta1">
        <table:table-column table:style-name="co6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6">05/06/2012</text:date>, <text:time>21:2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du </meta:initial-creator>
    <meta:creation-date>2012-05-06T21:20:25</meta:creation-date>
    <dc:date>2012-05-06T21:21:31</dc:date>
    <dc:creator>cadu </dc:creator>
    <meta:editing-duration>PT1M7S</meta:editing-duration>
    <meta:editing-cycles>1</meta:editing-cycles>
    <meta:document-statistic meta:table-count="3" meta:cell-count="624" meta:object-count="0"/>
    <meta:generator>LibreOffice/3.4$Linux LibreOffice_project/340m1$Build-402</meta:generator>
  </office:meta>
</office:document-meta>
</file>